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cwifnouy0czp"/><text:line-break/>Name:______________________<text:tab/><text:tab/><text:tab/><text:tab/><text:tab/>Date:____________</text:p>
      <text:p text:style-name="P3"><text:bookmark text:name="_7jrt7mqev3c1"/><text:span text:style-name="T1">Quiz - Jupyter Notebooks</text:span></text:p>
      <text:list xml:id="list856390022" text:style-name="WWNum2">
        <text:list-item>
          <text:p text:style-name="P1"><text:span text:style-name="T2">While a Jupyter notebook can do several things, it allows users to do TWO primary tasks. <text:s/>What are they?<text:line-break/><text:line-break/><text:line-break/><text:line-break/></text:span></text:p>
        </text:list-item>
        <text:list-item>
          <text:p text:style-name="P1"><text:span text:style-name="T2">What would a person use Markdown for in a notebook?<text:line-break/><text:line-break/><text:line-break/></text:span></text:p>
        </text:list-item>
        <text:list-item>
          <text:p text:style-name="P1"><text:span text:style-name="T2">We will use the Python programming language for this class. Do Jupyter notebooks work with other programming languages?<text:line-break/><text:line-break/><text:line-break/></text:span></text:p>
        </text:list-item>
        <text:list-item>
          <text:p text:style-name="P1"><text:span text:style-name="T2">What are some ways to Jupyter notebooks?</text:span></text:p>
        </text:list-item>
      </text:list>
      <text:p text:style-name="Subtitle"><text:bookmark text:name="_c0omyc3ndphq"/></text:p>
      <text:p text:style-name="Subtitle"><text:bookmark text:name="_18kyqjnk3e1y"/><text:line-break/><text:line-break/>Name:______________________<text:tab/><text:tab/><text:tab/><text:tab/><text:tab/>Date:____________</text:p>
      <text:p text:style-name="P3"><text:bookmark text:name="_elsnffo4mnca"/><text:span text:style-name="T1">Quiz - Jupyter Notebooks</text:span></text:p>
      <text:list xml:id="list1368816031" text:style-name="WWNum1">
        <text:list-item>
          <text:p text:style-name="P2"><text:span text:style-name="T2">While a Jupyter notebook can do several things, it allows users to do TWO primary tasks. <text:s/>What are they?<text:line-break/><text:line-break/><text:line-break/><text:line-break/></text:span></text:p>
        </text:list-item>
        <text:list-item>
          <text:p text:style-name="P2"><text:span text:style-name="T2">What would a person use Markdown for in a notebook?<text:line-break/><text:line-break/><text:line-break/></text:span></text:p>
        </text:list-item>
        <text:list-item>
          <text:p text:style-name="P2"><text:span text:style-name="T2">We will use the Python programming language for this class. Do Jupyter notebooks work with other programming languages?<text:line-break/><text:line-break/><text:line-break/></text:span></text:p>
        </text:list-item>
        <text:list-item>
          <text:p text:style-name="P2"><text:span text:style-name="T2">What are some ways to Jupyter notebook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28" meta:character-count="813" meta:non-whitespace-character-count="672"/>
    <meta:generator>LibreOfficeDev/6.0.5.2$Linux_X86_64 LibreOffice_project/</meta:generator>
  </office:meta>
</office:document-meta>
</file>